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f2d92" officeooo:paragraph-rsid="001f2d92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1f2d92" officeooo:paragraph-rsid="001f2d92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201b96" officeooo:paragraph-rsid="00201b96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normal" officeooo:rsid="00208eb6" officeooo:paragraph-rsid="00208eb6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apple-system" fo:font-size="11.25pt" fo:letter-spacing="normal" fo:font-style="normal" fo:font-weight="bold" officeooo:paragraph-rsid="001f2d9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 desarrolladores realizan pruebas para verificar el correcto funcionamiento de partes específicas del código recién escrito.</text:p>
      <text:p text:style-name="P2">Desarrollo</text:p>
      <text:p text:style-name="P6">Se verifica que el software cumple con los requisitos y funcionalidades acordadas con el cliente.</text:p>
      <text:p text:style-name="P3">Aceptación</text:p>
      <text:p text:style-name="P6">Se realizan ajustes y correcciones basados en el feedback recibido durante las pruebas de aceptación.</text:p>
      <text:p text:style-name="P3">Aceptación</text:p>
      <text:p text:style-name="P6">Se llevan a cabo pruebas exhaustivas para emular situaciones del mundo real y comprobar la respuesta del software.</text:p>
      <text:p text:style-name="P3">Aceptación</text:p>
      <text:p text:style-name="P7">Se agregan y ajustan las diferentes funcionalidades del software de acuerdo con los requisitos del cliente o usuario.</text:p>
      <text:p text:style-name="P3">Desarrollo</text:p>
      <text:p text:style-name="P7">Se utiliza un sistema de control de versiones para administrar y registrar cambios en el código fuente.</text:p>
      <text:p text:style-name="P6">Se realizan pruebas de seguridad para garantizar que el software sea resistente a amenazas externas.</text:p>
      <text:p text:style-name="P3">Aceptación</text:p>
      <text:p text:style-name="P6">Es el lugar donde los desarrolladores escriben el código fuente del software, implementando nuevas características o modificando las existentes.</text:p>
      <text:p text:style-name="P3">Desarrollo</text:p>
      <text:p text:style-name="P6">Se proporciona soporte técnico y se responde a cualquier incidente o problema reportado por los usuarios.</text:p>
      <text:p text:style-name="P4">Producción</text:p>
      <text:p text:style-name="P6">Aquí se diseña la interfaz gráfica del software, asegurándose de que sea intuitiva y amigable para el usuario.</text:p>
      <text:p text:style-name="P4">Desarrollo</text:p>
      <text:p text:style-name="P6">Se ajusta y optimiza el software según las necesidades crecientes de los usuarios para garantizar un rendimiento óptimo.</text:p>
      <text:p text:style-name="P4">Producción</text:p>
      <text:p text:style-name="P6">Se ensamblan las distintas partes del software y se realizan pruebas para garantizar que funcionen sin problemas cuando se combinan.</text:p>
      <text:p text:style-name="P4"><text:soft-page-break/>Integración</text:p>
      <text:p text:style-name="P6">Se preparan ambientes de desarrollo similares a los de producción para reflejar con precisión el funcionamiento final.</text:p>
      <text:p text:style-name="P5">Desarrollo</text:p>
      <text:p text:style-name="P6">Se buscan y resuelven posibles conflictos o problemas que puedan surgir al combinar distintos componentes.</text:p>
      <text:p text:style-name="P4">Integración</text:p>
      <text:p text:style-name="P6">Se llevan a cabo pruebas para evaluar el rendimiento general del sistema y su capacidad para manejar la carga.</text:p>
      <text:p text:style-name="P6">Se instala y pone en funcionamiento la versión final del software para su uso activo por parte de los usuarios.</text:p>
      <text:p text:style-name="P4">Producción</text:p>
      <text:p text:style-name="P6">Se supervisa el software en tiempo real para identificar y resolver problemas en producción.</text:p>
      <text:p text:style-name="P5">Producción</text:p>
      <text:p text:style-name="P6">Se elabora documentación detallada sobre la configuración y el funcionamiento del sistema integrado.</text:p>
      <text:p text:style-name="P5">Aceptación</text:p>
      <text:p text:style-name="P6">Usuarios reales o representativos prueban el software para validar su cumplimiento con los requisitos del usuario final.</text:p>
      <text:p text:style-name="P5">Aceptación</text:p>
      <text:p text:style-name="P6">Se implementan actualizaciones y parches de seguridad para mantener el software actualizado y protegido.</text:p>
      <text:p text:style-name="P5">Producción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20:33:09.094000000</meta:creation-date>
    <dc:date>2023-11-08T21:22:08.978000000</dc:date>
    <meta:editing-duration>PT28M18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8" meta:word-count="352" meta:character-count="2413" meta:non-whitespace-character-count="2099"/>
  </office:meta>
</office:document-meta>
</file>